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36cm" fo:min-width="62.606cm"/>
    </style:style>
    <style:style style:name="gr2" style:family="graphic">
      <style:graphic-properties style:protect="size"/>
    </style:style>
    <style:style style:name="pr1" style:family="presentation" style:parent-style-name="Standard-notes">
      <style:graphic-properties draw:fill-color="#ffffff" fo:min-height="11.41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text-properties fo:font-size="16pt"/>
    </style:style>
    <style:style style:name="P3" style:family="paragraph">
      <style:paragraph-properties fo:margin-left="0cm" fo:margin-right="0cm" fo:text-indent="0cm"/>
    </style:style>
    <style:style style:name="T1" style:family="text">
      <style:text-properties fo:font-size="16pt"/>
    </style:style>
    <style:style style:name="T2" style:family="text">
      <style:text-properties fo:color="#ff00ff" fo:font-size="16pt"/>
    </style:style>
    <style:style style:name="T3" style:family="text">
      <style:text-properties fo:color="#ff0000" fo:font-size="16pt"/>
    </style:style>
    <style:style style:name="T4" style:family="text">
      <style:text-properties fo:color="#00dcff" fo:font-size="16pt"/>
    </style:style>
    <style:style style:name="T5" style:family="text">
      <style:text-properties style:use-window-font-color="true" fo:font-size="16pt"/>
    </style:style>
    <style:style style:name="T6" style:family="text">
      <style:text-properties style:use-window-font-color="true" fo:font-size="16pt" style:font-size-asian="24pt" style:font-size-complex="24pt"/>
    </style:style>
    <style:style style:name="T7" style:family="text">
      <style:text-properties fo:color="#3deb3d" fo:font-size="16pt"/>
    </style:style>
    <style:style style:name="T8" style:family="text">
      <style:text-properties fo:color="#000000" fo:font-size="16pt"/>
    </style:style>
    <style:style style:name="T9" style:family="text">
      <style:text-properties fo:color="#23ff23" fo:font-size="16pt"/>
    </style:style>
    <text:list-style style:name="L1">
      <text:list-level-style-bullet text:level="1" text:bullet-char="●">
        <style:list-level-properties text:list-level-position-and-space-mode="label-width-and-position"/>
        <style:text-properties fo:font-family="starsymbol" fo:color="#000000" fo:font-size="45%"/>
      </text:list-level-style-bullet>
      <text:list-level-style-bullet text:level="2" text:bullet-char="●">
        <style:list-level-properties text:list-level-position-and-space-mode="label-width-and-position"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list-level-position-and-space-mode="label-width-and-position"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list-level-position-and-space-mode="label-width-and-position"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list-level-position-and-space-mode="label-width-and-position"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list-level-position-and-space-mode="label-width-and-position"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list-level-position-and-space-mode="label-width-and-position"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list-level-position-and-space-mode="label-width-and-position"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list-level-position-and-space-mode="label-width-and-position"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list-level-position-and-space-mode="label-width-and-position"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tandard">
        <office:forms form:automatic-focus="false" form:apply-design-mode="false"/>
        <draw:frame draw:style-name="gr1" draw:text-style-name="P2" draw:layer="layout" svg:width="16.133cm" svg:height="18.36cm" svg:x="3.679cm" svg:y="1.419cm">
          <draw:text-box>
            <text:p text:style-name="P1"><text:span text:style-name="T1">Dieses soll ein längerer Text werden, der mit </text:span><text:span text:style-name="T2">Feehlern</text:span><text:span text:style-name="T1"> nur so gespickt sein soll. Dieser </text:span><text:span text:style-name="T3">Texxt</text:span><text:span text:style-name="T1"> wird auch mehrmals wiederholt, damit man herausfinden kann, das ignorierte Worte nicht wieder als Fehler auftauchen dürfen.</text:span></text:p>
            <text:p text:style-name="P1"><text:span text:style-name="T1">Mal sehen, ob der Text schon </text:span><text:span text:style-name="T4">reichtt </text:span><text:span text:style-name="T5">oder nicht</text:span><text:span text:style-name="T6">.</text:span><text:span text:style-name="T1"> Nein, es muss doch noch ein </text:span><text:span text:style-name="T7">viierter</text:span><text:span text:style-name="T1"> Fehler rein.</text:span></text:p>
            <text:p text:style-name="P1"><text:span text:style-name="T1"/></text:p>
            <text:p text:style-name="P1"><text:span text:style-name="T1">Dieses soll ein längerer Text werden, der mit </text:span><text:span text:style-name="T2">Feehlern</text:span><text:span text:style-name="T1"> nur so gespickt sein soll. Dieser </text:span><text:span text:style-name="T3">Texxt</text:span><text:span text:style-name="T1"> wird auch mehrmals wiederholt, damit man herausfinden kann, das ignorierte Worte nicht wieder als Fehler auftauchen dürfen.</text:span></text:p>
            <text:p text:style-name="P1"><text:span text:style-name="T1">Mal sehen, ob der Text schon </text:span><text:span text:style-name="T4">reichtt </text:span><text:span text:style-name="T8">oder nicht</text:span><text:span text:style-name="T1">. Nein, es muss doch noch ein </text:span><text:span text:style-name="T9">viierter</text:span><text:span text:style-name="T1"> Fehler rein.</text:span></text:p>
            <text:p text:style-name="P1"><text:span text:style-name="T1"/></text:p>
            <text:p text:style-name="P1"><text:span text:style-name="T1">Dieses soll ein längerer Text werden, der mit </text:span><text:span text:style-name="T2">Feehlern</text:span><text:span text:style-name="T1"> nur so gespickt sein soll. Dieser </text:span><text:span text:style-name="T3">Texxt</text:span><text:span text:style-name="T1"> wird auch mehrmals wiederholt, damit man herausfinden kann, das ignorierte Worte nicht wieder als Fehler auftauchen dürfen.</text:span></text:p>
            <text:p text:style-name="P1"><text:span text:style-name="T1">Mal sehen, ob der Text schon </text:span><text:span text:style-name="T4">reichtt </text:span><text:span text:style-name="T8">oder nicht</text:span><text:span text:style-name="T1">. Nein, es muss doch noch ein </text:span><text:span text:style-name="T7">viierter</text:span><text:span text:style-name="T1"> Fehler rein.</text:span></text:p>
          </draw:text-box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1" draw:text-style-name="P3" draw:layer="layout" svg:width="14.517cm" svg:height="11.41cm" svg:x="3.249cm" svg:y="14.13cm" presentation:class="notes" presentation:placeholder="true" presentation:user-transformed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office:version="1.2">
  <office:styles>
    <draw:marker draw:name="Arrow" svg:viewBox="0 0 20 30" svg:d="m10 0-10 30h20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16pt" fo:language="de" fo:country="DE" style:font-family-asian="'HG Mincho Light J'" style:font-pitch-asian="variable" style:font-size-asian="24pt" style:language-asian="zxx" style:country-asian="none" style:font-family-complex="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list-level-position-and-space-mode="label-width-and-position"/>
            <style:text-properties fo:font-family="starsymbol" fo:color="#000000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>
        <text:list-style style:name="objectwitharrow">
          <text:list-level-style-bullet text:level="1" text:bullet-char="●">
            <style:list-level-properties text:list-level-position-and-space-mode="label-width-and-position"/>
            <style:text-properties fo:font-family="starsymbol" fo:color="#000000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shadow" style:family="graphic" style:parent-style-name="standard">
      <style:graphic-properties draw:shadow="visible" draw:shadow-offset-x="0.3cm" draw:shadow-offset-y="0.3cm" draw:shadow-color="#808080">
        <text:list-style style:name="objectwithshadow">
          <text:list-level-style-bullet text:level="1" text:bullet-char="●">
            <style:list-level-properties text:list-level-position-and-space-mode="label-width-and-position"/>
            <style:text-properties fo:font-family="starsymbol" fo:color="#000000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objectwithoutfill" style:family="graphic" style:parent-style-name="standard">
      <style:graphic-properties draw:fill="none">
        <text:list-style style:name="objectwithoutfill">
          <text:list-level-style-bullet text:level="1" text:bullet-char="●">
            <style:list-level-properties text:list-level-position-and-space-mode="label-width-and-position"/>
            <style:text-properties fo:font-family="starsymbol" fo:color="#000000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" style:family="graphic" style:parent-style-name="standard">
      <style:graphic-properties draw:stroke="none" draw:fill="none">
        <text:list-style style:name="text">
          <text:list-level-style-bullet text:level="1" text:bullet-char="●">
            <style:list-level-properties text:list-level-position-and-space-mode="label-width-and-position"/>
            <style:text-properties fo:font-family="starsymbol" fo:color="#000000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fo:color="#000000" fo:font-size="45%"/>
          </text:list-level-style-bullet>
        </text:list-style>
      </style:graphic-properties>
    </style:style>
    <style:style style:name="textbody" style:family="graphic" style:parent-style-name="standard">
      <style:graphic-properties draw:stroke="none" draw:fill="none">
        <text:list-style style:name="textbody">
          <text:list-level-style-bullet text:level="1" text:bullet-char="●">
            <style:list-level-properties text:list-level-position-and-space-mode="label-width-and-position"/>
            <style:text-properties fo:font-family="starsymbol" fo:color="#000000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6pt"/>
    </style:style>
    <style:style style:name="textbodyjustfied" style:family="graphic" style:parent-style-name="standard">
      <style:graphic-properties draw:stroke="none" draw:fill="none">
        <text:list-style style:name="textbodyjustfied">
          <text:list-level-style-bullet text:level="1" text:bullet-char="●">
            <style:list-level-properties text:list-level-position-and-space-mode="label-width-and-position"/>
            <style:text-properties fo:font-family="starsymbol" fo:color="#000000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list-level-position-and-space-mode="label-width-and-position" text:space-before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>
        <text:list-style style:name="title">
          <text:list-level-style-bullet text:level="1" text:bullet-char="●">
            <style:list-level-properties text:list-level-position-and-space-mode="label-width-and-position"/>
            <style:text-properties fo:font-family="starsymbol" fo:color="#000000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>
        <text:list-style style:name="title1">
          <text:list-level-style-bullet text:level="1" text:bullet-char="●">
            <style:list-level-properties text:list-level-position-and-space-mode="label-width-and-position"/>
            <style:text-properties fo:font-family="starsymbol" fo:color="#000000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list-level-position-and-space-mode="label-width-and-position"/>
            <style:text-properties fo:font-family="starsymbol" fo:color="#000000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>
        <text:list-style style:name="headline">
          <text:list-level-style-bullet text:level="1" text:bullet-char="●">
            <style:list-level-properties text:list-level-position-and-space-mode="label-width-and-position"/>
            <style:text-properties fo:font-family="starsymbol" fo:color="#000000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>
        <text:list-style style:name="headline1">
          <text:list-level-style-bullet text:level="1" text:bullet-char="●">
            <style:list-level-properties text:list-level-position-and-space-mode="label-width-and-position"/>
            <style:text-properties fo:font-family="starsymbol" fo:color="#000000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>
        <text:list-style style:name="headline2">
          <text:list-level-style-bullet text:level="1" text:bullet-char="●">
            <style:list-level-properties text:list-level-position-and-space-mode="label-width-and-position"/>
            <style:text-properties fo:font-family="starsymbol" fo:color="#000000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>
        <text:list-style style:name="measure">
          <text:list-level-style-bullet text:level="1" text:bullet-char="●">
            <style:list-level-properties text:list-level-position-and-space-mode="label-width-and-position"/>
            <style:text-properties fo:font-family="starsymbol" fo:color="#000000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fo:color="#000000" fo:font-size="45%"/>
          </text:list-level-style-bullet>
          <text:list-level-style-bullet text:level="10" text:bullet-char="●">
            <style:list-level-properties text:list-level-position-and-space-mode="label-width-and-position" text:space-before="5.4cm" text:min-label-width="0.6cm"/>
            <style:text-properties fo:font-family="starsymbol" fo:color="#000000" fo:font-size="45%"/>
          </text:list-level-style-bullet>
        </text:list-style>
      </style:graphic-properties>
      <style:text-properties fo:font-size="12pt"/>
    </style:style>
    <style:style style:name="Standard-background" style:family="presentation">
      <style:graphic-properties draw:stroke="none" draw:fill="none"/>
    </style:style>
    <style:style style:name="Standard-backgroundobjects" style:family="presentation">
      <style:graphic-properties draw:shadow="hidden" draw:shadow-offset-x="0.3cm" draw:shadow-offset-y="0.3cm" draw:shadow-color="#808080"/>
    </style:style>
    <style:style style:name="Standard-notes" style:family="presentation">
      <style:graphic-properties draw:stroke="none" draw:fill="none"/>
      <style:text-properties fo:color="#000000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list-level-position-and-space-mode="label-width-and-position" text:space-before="0.2cm" text:min-label-width="1.2cm"/>
            <style:text-properties fo:font-family="starsymbol" fo:color="#000000" fo:font-size="75%"/>
          </text:list-level-style-bullet>
          <text:list-level-style-bullet text:level="2" text:bullet-char="●">
            <style:list-level-properties text:list-level-position-and-space-mode="label-width-and-position" text:space-before="1cm" text:min-label-width="1.2cm"/>
            <style:text-properties fo:font-family="starsymbol" fo:color="#000000" fo:font-size="75%"/>
          </text:list-level-style-bullet>
          <text:list-level-style-bullet text:level="3" text:bullet-char="">
            <style:list-level-properties text:list-level-position-and-space-mode="label-width-and-position" text:space-before="1.8cm" text:min-label-width="1.2cm"/>
            <style:text-properties fo:font-family="starsymbol" fo:color="#000000" fo:font-size="75%"/>
          </text:list-level-style-bullet>
          <text:list-level-style-bullet text:level="4" text:bullet-char="">
            <style:list-level-properties text:list-level-position-and-space-mode="label-width-and-position" text:space-before="2.6cm" text:min-label-width="1.2cm"/>
            <style:text-properties fo:font-family="starsymbol" fo:color="#000000" fo:font-size="75%"/>
          </text:list-level-style-bullet>
          <text:list-level-style-bullet text:level="5" text:bullet-char="">
            <style:list-level-properties text:list-level-position-and-space-mode="label-width-and-position" text:space-before="3.4cm" text:min-label-width="1.2cm"/>
            <style:text-properties fo:font-family="starsymbol" fo:color="#000000" fo:font-size="75%"/>
          </text:list-level-style-bullet>
          <text:list-level-style-bullet text:level="6" text:bullet-char="">
            <style:list-level-properties text:list-level-position-and-space-mode="label-width-and-position" text:space-before="4.2cm" text:min-label-width="1.2cm"/>
            <style:text-properties fo:font-family="starsymbol" fo:color="#000000" fo:font-size="75%"/>
          </text:list-level-style-bullet>
          <text:list-level-style-bullet text:level="7" text:bullet-char="">
            <style:list-level-properties text:list-level-position-and-space-mode="label-width-and-position" text:space-before="5cm" text:min-label-width="1.2cm"/>
            <style:text-properties fo:font-family="starsymbol" fo:color="#000000" fo:font-size="75%"/>
          </text:list-level-style-bullet>
          <text:list-level-style-bullet text:level="8" text:bullet-char="">
            <style:list-level-properties text:list-level-position-and-space-mode="label-width-and-position" text:space-before="5.8cm" text:min-label-width="1.2cm"/>
            <style:text-properties fo:font-family="starsymbol" fo:color="#000000" fo:font-size="75%"/>
          </text:list-level-style-bullet>
          <text:list-level-style-bullet text:level="9" text:bullet-char="">
            <style:list-level-properties text:list-level-position-and-space-mode="label-width-and-position" text:space-before="6.6cm" text:min-label-width="1.2cm"/>
            <style:text-properties fo:font-family="starsymbol" fo:color="#000000" fo:font-size="75%"/>
          </text:list-level-style-bullet>
        </text:list-style>
      </style:graphic-properties>
      <style:paragraph-properties fo:margin-left="1.4cm" fo:margin-right="0cm" fo:text-align="start" text:enable-numbering="true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tandard-outline2" style:family="presentation" style:parent-style-name="Standard-outline1">
      <style:paragraph-properties fo:margin-left="2.2cm" fo:margin-right="0cm" fo:text-indent="-1.2cm"/>
      <style:text-properties fo:font-size="28pt"/>
    </style:style>
    <style:style style:name="Standard-outline3" style:family="presentation" style:parent-style-name="Standard-outline2">
      <style:paragraph-properties fo:margin-left="3cm" fo:margin-right="0cm" fo:text-indent="-1.2cm"/>
      <style:text-properties fo:font-size="24pt"/>
    </style:style>
    <style:style style:name="Standard-outline4" style:family="presentation" style:parent-style-name="Standard-outline3">
      <style:paragraph-properties fo:margin-left="3.8cm" fo:margin-right="0cm" fo:text-indent="-1.2cm"/>
      <style:text-properties fo:font-size="20pt"/>
    </style:style>
    <style:style style:name="Standard-outline5" style:family="presentation" style:parent-style-name="Standard-outline4">
      <style:paragraph-properties fo:margin-left="4.6cm" fo:margin-right="0cm" fo:text-indent="-1.2cm"/>
      <style:text-properties fo:font-size="20pt"/>
    </style:style>
    <style:style style:name="Standard-outline6" style:family="presentation" style:parent-style-name="Standard-outline5">
      <style:paragraph-properties fo:margin-left="5.4cm" fo:margin-right="0cm" fo:text-indent="-1.2cm"/>
      <style:text-properties fo:font-size="20pt"/>
    </style:style>
    <style:style style:name="Standard-outline7" style:family="presentation" style:parent-style-name="Standard-outline6">
      <style:paragraph-properties fo:margin-left="6.2cm" fo:margin-right="0cm" fo:text-indent="-1.2cm"/>
      <style:text-properties fo:font-size="20pt"/>
    </style:style>
    <style:style style:name="Standard-outline8" style:family="presentation" style:parent-style-name="Standard-outline7">
      <style:paragraph-properties fo:margin-left="7cm" fo:margin-right="0cm" fo:text-indent="-1.2cm"/>
      <style:text-properties fo:font-size="20pt"/>
    </style:style>
    <style:style style:name="Standard-outline9" style:family="presentation" style:parent-style-name="Standard-outline8">
      <style:paragraph-properties fo:margin-left="7.8cm" fo:margin-right="0cm" fo:text-indent="-1.2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list-level-position-and-space-mode="label-width-and-position"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list-level-position-and-space-mode="label-width-and-position" text:space-before="0.6cm" text:min-label-width="0.6cm"/>
            <style:text-properties fo:font-family="starsymbol" fo:color="#000000" fo:font-size="45%"/>
          </text:list-level-style-bullet>
          <text:list-level-style-bullet text:level="3" text:bullet-char="●">
            <style:list-level-properties text:list-level-position-and-space-mode="label-width-and-position" text:space-before="1.2cm" text:min-label-width="0.6cm"/>
            <style:text-properties fo:font-family="starsymbol" fo:color="#000000" fo:font-size="45%"/>
          </text:list-level-style-bullet>
          <text:list-level-style-bullet text:level="4" text:bullet-char="●">
            <style:list-level-properties text:list-level-position-and-space-mode="label-width-and-position" text:space-before="1.8cm" text:min-label-width="0.6cm"/>
            <style:text-properties fo:font-family="starsymbol" fo:color="#000000" fo:font-size="45%"/>
          </text:list-level-style-bullet>
          <text:list-level-style-bullet text:level="5" text:bullet-char="●">
            <style:list-level-properties text:list-level-position-and-space-mode="label-width-and-position" text:space-before="2.4cm" text:min-label-width="0.6cm"/>
            <style:text-properties fo:font-family="starsymbol" fo:color="#000000" fo:font-size="45%"/>
          </text:list-level-style-bullet>
          <text:list-level-style-bullet text:level="6" text:bullet-char="●">
            <style:list-level-properties text:list-level-position-and-space-mode="label-width-and-position" text:space-before="3cm" text:min-label-width="0.6cm"/>
            <style:text-properties fo:font-family="starsymbol" fo:color="#000000" fo:font-size="45%"/>
          </text:list-level-style-bullet>
          <text:list-level-style-bullet text:level="7" text:bullet-char="●">
            <style:list-level-properties text:list-level-position-and-space-mode="label-width-and-position" text:space-before="3.6cm" text:min-label-width="0.6cm"/>
            <style:text-properties fo:font-family="starsymbol" fo:color="#000000" fo:font-size="45%"/>
          </text:list-level-style-bullet>
          <text:list-level-style-bullet text:level="8" text:bullet-char="●">
            <style:list-level-properties text:list-level-position-and-space-mode="label-width-and-position" text:space-before="4.2cm" text:min-label-width="0.6cm"/>
            <style:text-properties fo:font-family="starsymbol" fo:color="#000000" fo:font-size="45%"/>
          </text:list-level-style-bullet>
          <text:list-level-style-bullet text:level="9" text:bullet-char="●">
            <style:list-level-properties text:list-level-position-and-space-mode="label-width-and-position" text:space-before="4.8cm" text:min-label-width="0.6cm"/>
            <style:text-properties fo:font-family="star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0cm"/>
      <style:text-properties fo:color="#000000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">
            <style:list-level-properties text:list-level-position-and-space-mode="label-width-and-position" text:min-label-width="1cm"/>
            <style:text-properties fo:font-family="starsymbol" fo:color="#000000" fo:font-size="45%"/>
          </text:list-level-style-bullet>
          <text:list-level-style-bullet text:level="2" text:bullet-char="">
            <style:list-level-properties text:list-level-position-and-space-mode="label-width-and-position" text:space-before="0.2cm" text:min-label-width="1cm"/>
            <style:text-properties fo:font-family="starsymbol" fo:color="#000000" fo:font-size="45%"/>
          </text:list-level-style-bullet>
          <text:list-level-style-bullet text:level="3" text:bullet-char="">
            <style:list-level-properties text:list-level-position-and-space-mode="label-width-and-position" text:space-before="0.8cm" text:min-label-width="1cm"/>
            <style:text-properties fo:font-family="starsymbol" fo:color="#000000" fo:font-size="45%"/>
          </text:list-level-style-bullet>
          <text:list-level-style-bullet text:level="4" text:bullet-char="">
            <style:list-level-properties text:list-level-position-and-space-mode="label-width-and-position" text:space-before="1.4cm" text:min-label-width="1cm"/>
            <style:text-properties fo:font-family="starsymbol" fo:color="#000000" fo:font-size="45%"/>
          </text:list-level-style-bullet>
          <text:list-level-style-bullet text:level="5" text:bullet-char="">
            <style:list-level-properties text:list-level-position-and-space-mode="label-width-and-position" text:space-before="2cm" text:min-label-width="1cm"/>
            <style:text-properties fo:font-family="starsymbol" fo:color="#000000" fo:font-size="45%"/>
          </text:list-level-style-bullet>
          <text:list-level-style-bullet text:level="6" text:bullet-char="">
            <style:list-level-properties text:list-level-position-and-space-mode="label-width-and-position" text:space-before="2.6cm" text:min-label-width="1cm"/>
            <style:text-properties fo:font-family="starsymbol" fo:color="#000000" fo:font-size="45%"/>
          </text:list-level-style-bullet>
          <text:list-level-style-bullet text:level="7" text:bullet-char="">
            <style:list-level-properties text:list-level-position-and-space-mode="label-width-and-position" text:space-before="3.2cm" text:min-label-width="1cm"/>
            <style:text-properties fo:font-family="starsymbol" fo:color="#000000" fo:font-size="45%"/>
          </text:list-level-style-bullet>
          <text:list-level-style-bullet text:level="8" text:bullet-char="">
            <style:list-level-properties text:list-level-position-and-space-mode="label-width-and-position" text:space-before="3.8cm" text:min-label-width="1cm"/>
            <style:text-properties fo:font-family="starsymbol" fo:color="#000000" fo:font-size="45%"/>
          </text:list-level-style-bullet>
          <text:list-level-style-bullet text:level="9" text:bullet-char="">
            <style:list-level-properties text:list-level-position-and-space-mode="label-width-and-position" text:space-before="4.4cm" text:min-label-width="1cm"/>
            <style:text-properties fo:font-family="star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000000" style:text-outline="false" style:text-line-through-style="none" fo:font-family="'Times New Roman'" style:font-family-generic="roman" style:font-pitch="variable" fo:font-size="44pt" fo:font-style="normal" fo:text-shadow="none" style:text-underline-style="none" fo:font-weight="normal"/>
    </style:style>
    <style:presentation-page-layout style:name="AL0T25">
      <presentation:placeholder presentation:object="handout" svg:x="2.058cm" svg:y="1.743cm" svg:width="10.556cm" svg:height="0.703cm"/>
      <presentation:placeholder presentation:object="handout" svg:x="15.414cm" svg:y="1.743cm" svg:width="10.556cm" svg:height="0.703cm"/>
      <presentation:placeholder presentation:object="handout" svg:x="2.058cm" svg:y="4.546cm" svg:width="10.556cm" svg:height="0.703cm"/>
      <presentation:placeholder presentation:object="handout" svg:x="15.414cm" svg:y="4.546cm" svg:width="10.556cm" svg:height="0.70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Standard" style:page-layout-name="PM1" draw:style-name="dp1">
      <presentation:notes style:page-layout-name="PM2">
        <draw:page-thumbnail presentation:style-name="Standard-title" draw:layer="backgroundobjects" svg:width="13.705cm" svg:height="10.279cm" svg:x="3.647cm" svg:y="2.853cm" presentation:class="page"/>
        <draw:frame presentation:style-name="Standard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StarOffice/9_Beta$Win32 OpenOffice.org_project/300m10$Build-9296</meta:generator>
    <meta:initial-creator>Thorsten Peters</meta:initial-creator>
    <meta:creation-date>1997-12-19T13:26:02</meta:creation-date>
    <dc:date>2008-04-24T13:01:45.82</dc:date>
    <meta:editing-cycles>5</meta:editing-cycles>
    <meta:editing-duration>PT56M14S</meta:editing-duration>
    <meta:document-statistic meta:object-count="9"/>
    <meta:user-defined meta:name="Info 0" meta:value-type="string"/>
    <meta:user-defined meta:name="Info 1" meta:value-type="string"/>
    <meta:user-defined meta:name="Info 2" meta:value-type="string"/>
    <meta:user-defined meta:name="Info 3" meta:value-type="string"/>
  </office:meta>
</office:document-meta>
</file>